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justify"/>
      <style:text-properties fo:font-size="96pt" style:font-size-asian="96pt" style:font-size-complex="96pt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 text:style-name="P1"><text:span text:style-name="T1">Spring 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3.X review (Annotations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tereotypes</text:p>
              </text:list-item>
              <text:list-item>
                <text:p>Configuration classes</text:p>
              </text:list-item>
              <text:list-item>
                <text:p>Composable annotations</text:p>
              </text:list-item>
              <text:list-item>
                <text:p>Profiles</text:p>
                <text:p/>
              </text:list-item>
              <text:list-item>
                <text:p>Spring Expression Language (SpEL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able Stereotype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Custom Stereotypes by combining meta annotations</text:p>
                <text:p>@Service</text:p>
                <text:p>@Transactional</text:p>
                <text:p>@Retention(RetentionPolicy.RUNTIME)</text:p>
                <text:p>public @interface MyAnnotation {}</text:p>
                <text:p/>
                <text:p>@MyAnnotation</text:p>
                <text:p>public class MyService 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3.X review (model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Integration with JSR-330 Dependency Injection</text:p>
                <text:p/>
              </text:list-item>
              <text:list-item>
                <text:p>Integration with JSR-303 Bean Validation</text:p>
                <text:p/>
              </text:list-item>
              <text:list-item>
                <text:p>Integration with JPA 2.0 Persistence</text:p>
                <text:p/>
              </text:list-item>
              <text:list-item>
                <text:p>Scheduling annotation driven</text:p>
                <text:p/>
              </text:list-item>
              <text:list-item>
                <text:p>Declarative ca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3.X review (web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Rest support</text:p>
                <text:p/>
              </text:list-item>
              <text:list-item>
                <text:p>Support for Servlet 3.0</text:p>
                <text:list>
                  <text:list-item>
                    <text:p>web.xml 'free'</text:p>
                  </text:list-item>
                  <text:list-item>
                    <text:p>Async callb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3.X review (test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Annotations (Configuration, ActiveProfiles...)</text:p>
                <text:p/>
              </text:list-item>
              <text:list-item>
                <text:p>MVC test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 8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New (extended) bytecode</text:p>
                <text:p/>
              </text:list-item>
              <text:list-item>
                <text:p>Enhanced reflection (Parameter for name of parameters in methods)</text:p>
                <text:p/>
              </text:list-item>
              <text:list-item>
                <text:p>Repeatable annot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 8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Lambda and closures</text:p>
                <text:p/>
              </text:list-item>
              <text:list-item>
                <text:p>Functional interfaces (SAM)</text:p>
                <text:p/>
              </text:list-item>
              <text:list-item>
                <text:p>Default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4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New baseline</text:p>
                <text:list>
                  <text:list-item>
                    <text:p>Java SE 6+</text:p>
                  </text:list-item>
                  <text:list-item>
                    <text:p>JEE 6+</text:p>
                    <text:p/>
                  </text:list-item>
                </text:list>
              </text:list-item>
              <text:list-item>
                <text:p>All deprecated packages removed</text:p>
              </text:list-item>
              <text:list-item>
                <text:p>Many deprecated methods removed</text:p>
                <text:p/>
              </text:list-item>
              <text:list-item>
                <text:p>Support only third party newest libraries (since about 2011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4 with java 8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With java 8 ASM 4.X <text:span text:style-name="T2">DOESN'T WORK </text:span></text:p>
                <text:list>
                  <text:list-item>
                    <text:p><text:span text:style-name="T2">Patched version comes with spring itself</text:span></text:p>
                    <text:p><text:span text:style-name="T2"/></text:p>
                  </text:list-item>
                </text:list>
              </text:list-item>
              <text:list-item>
                <text:p>DI on Generic Types</text:p>
                <text:list>
                  <text:list-item>
                    <text:p>Type matching on full generic type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4 reference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Spring framework</text:p>
                <text:list>
                  <text:list-item>
                    <text:p><text:a xlink:href="http://spring.io/" xlink:type="simple">http://spring.io/</text:a></text:p>
                    <text:p/>
                  </text:list-item>
                </text:list>
              </text:list-item>
              <text:list-item>
                <text:p>Spring framework forum</text:p>
                <text:list>
                  <text:list-item>
                    <text:p><text:a xlink:href="http://forum.spring.io/" xlink:type="simple">http://forum.spring.io/</text:a></text:p>
                    <text:p/>
                  </text:list-item>
                </text:list>
              </text:list-item>
              <text:list-item>
                <text:p>Spring framework source</text:p>
                <text:list>
                  <text:list-item>
                    <text:p><text:a xlink:href="https://github.com/spring-projects/spring-framework" xlink:type="simple">https://github.com/spring-projects/spring-framework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4.639cm" svg:height="12.178cm" svg:x="1.4cm" svg:y="4.914cm" presentation:class="outline">
          <draw:text-box>
            <text:list text:style-name="L3">
              <text:list-header>
                <text:p text:style-name="P3"><text:span text:style-name="T3"/></text:p>
                <text:p text:style-name="P4"><text:span text:style-name="T3">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0T10:31:41</meta:creation-date>
    <dc:date>2014-04-10T15:50:58</dc:date>
    <meta:editing-duration>PT5H1M24S</meta:editing-duration>
    <meta:editing-cycles>10</meta:editing-cycles>
    <meta:generator>LibreOffice/3.5$Linux_x86 LibreOffice_project/350m1$Build-2</meta:generator>
    <meta:document-statistic meta:object-count="69"/>
  </office:meta>
</office:document-meta>
</file>